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4e51" officeooo:paragraph-rsid="000c4e51"/>
    </style:style>
    <style:style style:name="P2" style:family="paragraph" style:parent-style-name="Standard">
      <style:text-properties officeooo:rsid="0011fc87" officeooo:paragraph-rsid="0011fc87"/>
    </style:style>
    <style:style style:name="P3" style:family="paragraph" style:parent-style-name="Standard">
      <style:text-properties fo:font-weight="bold" officeooo:rsid="0014d142" officeooo:paragraph-rsid="0014d142" style:font-weight-asian="bold" style:font-weight-complex="bold"/>
    </style:style>
    <style:style style:name="P4" style:family="paragraph" style:parent-style-name="Standard">
      <style:text-properties fo:font-weight="bold" officeooo:rsid="0016a4f3" officeooo:paragraph-rsid="0016a4f3" style:font-weight-asian="bold" style:font-weight-complex="bold"/>
    </style:style>
    <style:style style:name="P5" style:family="paragraph" style:parent-style-name="Standard">
      <style:text-properties fo:font-weight="normal" officeooo:rsid="0016a4f3" officeooo:paragraph-rsid="0016a4f3" style:font-weight-asian="normal" style:font-weight-complex="normal"/>
    </style:style>
    <style:style style:name="P6" style:family="paragraph" style:parent-style-name="Standard">
      <style:text-properties officeooo:paragraph-rsid="0014d142"/>
    </style:style>
    <style:style style:name="T1" style:family="text">
      <style:text-properties officeooo:rsid="000e09d8"/>
    </style:style>
    <style:style style:name="T2" style:family="text">
      <style:text-properties officeooo:rsid="0012dccc"/>
    </style:style>
    <style:style style:name="T3" style:family="text">
      <style:text-properties officeooo:rsid="0014d142"/>
    </style:style>
    <style:style style:name="T4" style:family="text">
      <style:text-properties fo:font-weight="normal" officeooo:rsid="0014d142" style:font-weight-asian="normal" style:font-weight-complex="normal"/>
    </style:style>
    <style:style style:name="T5" style:family="text">
      <style:text-properties officeooo:rsid="00172d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 you’ve been in the security industry for any length of time you’ve likely heard of SANS. The Systems and Network Security <text:span text:style-name="T1">Institute has been around 1989 and is likely the largest provider of professional level information security training in the world. They provide a wide range of training in a variety of fields within cybersecurity. </text:span></text:p>
      <text:p text:style-name="P1"/>
      <text:p text:style-name="P2">I was fortunate to get the opportunity to attend a SANS conference and take SANS SEC560: Network Penetration Testing and Ethical Hacking. <text:span text:style-name="T2">The following will be my review of the course, as well as my way of providing some context to people who want to take the class in the future. </text:span></text:p>
      <text:p text:style-name="P2"/>
      <text:p text:style-name="P3">What is SEC 560?</text:p>
      <text:p text:style-name="P6"><text:span text:style-name="T4">To answer this, I will provide SANS explanation on their website for the course. “</text:span>As a cybersecurity professional, you have a unique responsibility to find and understand your organization's vulnerabilities and to work diligently to mitigate them before the bad guys pounce. Are you ready? SEC560, the flagship SANS course for penetration testing, fully arms you to address this duty head-on.” <text:span text:style-name="T3">(link </text:span><text:a xlink:type="simple" xlink:href="https://www.sans.org/course/network-penetration-testing-ethical-hacking" text:style-name="Internet_20_link" text:visited-style-name="Visited_20_Internet_20_Link"><text:span text:style-name="T3">https://www.sans.org/course/network-penetration-testing-ethical-hacking</text:span></text:a><text:span text:style-name="T3">). SEC560 is designed to be a comprehensive course on each step of a penetration test, from scoping to the delivery of the report. </text:span></text:p>
      <text:p text:style-name="P6"/>
      <text:p text:style-name="P4">Why take it?</text:p>
      <text:p text:style-name="P5">Completing SEC560 will give you a great starting point for developing and launching penetration tests in your work environment. In addition, after completing the course you can take the GPEN certification exam. The GPEN certification is a GIAC certification and is useful for young penetration testers or those who want to get their foot in the door. <text:span text:style-name="T5">Additionally, the class and certification are definitely helpful to people in other fields of cybersecurity who simply want to increase their skills and get a better understanding of how attackers ope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20:16:32.087675440</meta:creation-date>
    <dc:date>2017-10-04T20:34:24.993352302</dc:date>
    <meta:editing-duration>PT17M48S</meta:editing-duration>
    <meta:editing-cycles>10</meta:editing-cycles>
    <meta:generator>LibreOffice/5.3.1.2$Linux_X86_64 LibreOffice_project/30m0$Build-2</meta:generator>
    <meta:document-statistic meta:table-count="0" meta:image-count="0" meta:object-count="0" meta:page-count="1" meta:paragraph-count="6" meta:word-count="288" meta:character-count="1807" meta:non-whitespace-character-count="1522"/>
  </office:meta>
</office:document-meta>
</file>